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-color="#ffffff" fo:min-height="12.179cm"/>
    </style:style>
    <style:style style:name="pr3" style:family="presentation" style:parent-style-name="Звичайний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>
          <draw:text-box>
            <text:p>Gender pronouns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ello guys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>
          <draw:text-box>
            <text:p>Gender pronouns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Hello people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>
          <draw:text-box>
            <text:p>Gender pronouns<text:line-break/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He wrote awesome code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>
          <draw:text-box>
            <text:p>Gender pronouns<text:line-break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They wrote awesome code!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2:24:37.316928343</meta:creation-date>
    <dc:date>2013-11-09T22:55:05.399085378</dc:date>
    <meta:editing-duration>PT29M40S</meta:editing-duration>
    <meta:editing-cycles>3</meta:editing-cycles>
    <meta:generator>LibreOffice/4.1.3.2$Linux_X86_64 LibreOffice_project/410$Build-2</meta:generator>
    <meta:document-statistic meta:object-count="37"/>
  </office:meta>
</office:document-meta>
</file>